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18da8f" officeooo:paragraph-rsid="0018da8f" style:font-weight-asian="bold" style:font-weight-complex="bold"/>
    </style:style>
    <style:style style:name="P2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f287b" officeooo:paragraph-rsid="001f287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2107c8" officeooo:paragraph-rsid="002107c8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/>
      <style:text-properties fo:font-size="14pt" style:text-underline-style="none" fo:font-weight="normal" officeooo:rsid="002107c8" officeooo:paragraph-rsid="002107c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/>
      <style:text-properties fo:font-size="13pt" style:text-underline-style="solid" style:text-underline-width="auto" style:text-underline-color="font-color" fo:font-weight="bold" officeooo:rsid="0018da8f" officeooo:paragraph-rsid="0018da8f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line-height="100%"/>
      <style:text-properties fo:font-size="13pt" style:text-underline-style="solid" style:text-underline-width="auto" style:text-underline-color="font-color" fo:font-weight="normal" officeooo:rsid="001a0380" officeooo:paragraph-rsid="001a0380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line-height="100%"/>
      <style:text-properties fo:font-size="13pt" style:text-underline-style="solid" style:text-underline-width="auto" style:text-underline-color="font-color" fo:font-weight="bold" officeooo:rsid="001b6d61" officeooo:paragraph-rsid="001b6d61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line-height="100%"/>
      <style:text-properties fo:font-size="13pt" style:text-underline-style="solid" style:text-underline-width="auto" style:text-underline-color="font-color" fo:font-weight="bold" officeooo:rsid="001c79a6" officeooo:paragraph-rsid="001c79a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line-height="100%"/>
      <style:text-properties officeooo:paragraph-rsid="001c79a6"/>
    </style:style>
    <style:style style:name="P10" style:family="paragraph" style:parent-style-name="Heading_20_1">
      <style:paragraph-properties fo:line-height="100%"/>
      <style:text-properties fo:font-size="13pt" style:text-underline-style="solid" style:text-underline-width="auto" style:text-underline-color="font-color" fo:font-weight="bold" officeooo:rsid="001b6d61" officeooo:paragraph-rsid="001b6d61" style:font-size-asian="13pt" style:font-weight-asian="bold" style:font-size-complex="13pt" style:font-weight-complex="bold"/>
    </style:style>
    <style:style style:name="P11" style:family="paragraph" style:parent-style-name="Heading_20_1">
      <style:paragraph-properties fo:line-height="100%"/>
      <style:text-properties fo:font-size="13pt" style:text-underline-style="solid" style:text-underline-width="auto" style:text-underline-color="font-color" fo:font-weight="bold" officeooo:rsid="0018da8f" officeooo:paragraph-rsid="0018da8f" style:font-size-asian="13pt" style:font-weight-asian="bold" style:font-size-complex="13pt" style:font-weight-complex="bold"/>
    </style:style>
    <style:style style:name="P12" style:family="paragraph" style:parent-style-name="Heading_20_1">
      <style:paragraph-properties fo:line-height="100%"/>
      <style:text-properties fo:font-size="13pt" style:text-underline-style="solid" style:text-underline-width="auto" style:text-underline-color="font-color" fo:font-weight="bold" officeooo:rsid="001a0380" officeooo:paragraph-rsid="001a0380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a0380" style:font-weight-asian="normal" style:font-weight-complex="normal"/>
    </style:style>
    <style:style style:name="T3" style:family="text">
      <style:text-properties style:text-underline-style="none" officeooo:rsid="001b2988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style:text-underline-style="solid" style:text-underline-width="auto" style:text-underline-color="font-color" fo:font-weight="bold" officeooo:rsid="001c79a6" style:font-size-asian="13pt" style:font-weight-asian="bold" style:font-size-complex="13pt" style:font-weight-complex="bold"/>
    </style:style>
    <style:style style:name="T8" style:family="text">
      <style:text-properties officeooo:rsid="001cec8a"/>
    </style:style>
    <style:style style:name="T9" style:family="text">
      <style:text-properties officeooo:rsid="002107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 1</text:p>
      <text:p text:style-name="P5"/>
      <text:p text:style-name="P1"><text:span text:style-name="T4">Stack:</text:span><text:span text:style-name="T5"> </text:span><text:a xlink:type="simple" xlink:href="https://www.geeksforgeeks.org/stack-data-structure/" text:style-name="Internet_20_link" text:visited-style-name="Visited_20_Internet_20_Link"><text:span text:style-name="T6">https://www.geeksforgeeks.org/stack-data-structure/</text:span></text:a></text:p>
      <text:p text:style-name="P1"><text:span text:style-name="T4">Queue:</text:span><text:span text:style-name="T6"> </text:span><text:a xlink:type="simple" xlink:href="https://www.geeksforgeeks.org/queue-data-structure/" text:style-name="Internet_20_link" text:visited-style-name="Visited_20_Internet_20_Link">https://www.geeksforgeeks.org/queue-data-structure/</text:a></text:p>
      <text:p text:style-name="P1"><text:span text:style-name="T6">Linked List: </text:span><text:a xlink:type="simple" xlink:href="https://www.geeksforgeeks.org/data-structures/linked-list/4" text:style-name="Internet_20_link" text:visited-style-name="Visited_20_Internet_20_Link">https://www.geeksforgeeks.org/data-structures/linked-list/4</text:a></text:p>
      <text:p text:style-name="P5"><text:span text:style-name="T1"/></text:p>
      <text:h text:style-name="P10" text:outline-level="1">WEEK 1 Q1:</text:h>
      <text:h text:style-name="P11" text:outline-level="1"><text:span text:style-name="T1">Implement Stack using Queues: <text:line-break/></text:span><text:span text:style-name="T2">There are 2 ways to go about this: A) making push operation costly (wrt time complexity)B) making pop operation costly</text:span></text:h>
      <text:h text:style-name="P12" text:outline-level="1"><text:span text:style-name="T1">Implement a stack using single </text:span><text:span text:style-name="T3">Q</text:span><text:span text:style-name="T1">ueue:</text:span></text:h>
      <text:p text:style-name="P6"><text:span text:style-name="T1">We are given queue data structure, the task is to implement stack using only given queue data structure.</text:span></text:p>
      <text:p text:style-name="P6"><text:span text:style-name="T1"/></text:p>
      <text:p text:style-name="P7">WEEK 1 Q2:</text:p>
      <text:p text:style-name="P7"/>
      <text:p text:style-name="P8">Problem Set for DAY 2:</text:p>
      <text:p text:style-name="P9"><text:span text:style-name="T7">1. Reverse a stack using recursion<text:line-break/>2. </text:span>Sort a stack using a temporary stack<text:line-break/><text:line-break/><text:span text:style-name="T8">Repeat the same drill guys, complete the questions, calculate the time complexity and fill up </text:span></text:p>
      <text:p text:style-name="P8"/>
      <text:p text:style-name="P2">Problem Set for Day 3:</text:p>
      <text:p text:style-name="P2">1. Reverse a linked list using recursion</text:p>
      <text:p text:style-name="P2">2. Tower of Hanoi</text:p>
      <text:p text:style-name="P3">3. Detect cycle in a linked list (Floyd’s cycle detection algo)</text:p>
      <text:p text:style-name="P4"/>
      <text:p text:style-name="P4">Resources for Day 3:<text:line-break/><text:line-break/>Tower of Hanoi:<text:line-break/><text:a xlink:type="simple" xlink:href="https://www.khanacademy.org/computing/computer-science/algorithms/towers-of-hanoi/a/towers-of-hanoi" text:style-name="Internet_20_link" text:visited-style-name="Visited_20_Internet_20_Link">https://www.khanacademy.org/computing/computer-science/algorithms/towers-of-hanoi/a/towers-of-hanoi</text:a></text:p>
      <text:p text:style-name="P4"><text:a xlink:type="simple" xlink:href="https://cppsecrets.com/users/10311151075750485755545564103109971051084699111109/C00-Program-to-Solve-Tower-of-Hanoi-Problem-using-stacks.php" text:style-name="Internet_20_link" text:visited-style-name="Visited_20_Internet_20_Link">https://cppsecrets.com/users/10311151075750485755545564103109971051084699111109/C00-Program-to-Solve-Tower-of-Hanoi-Problem-using-stacks.php</text:a><text:line-break/><text:line-break/><text:span text:style-name="T9">Floyd’s Algo:<text:line-break/>https://cs.stackexchange.com/questions/10360/floyds-cycle-detection-algorithm-determining-the-starting-point-of-cycle<text:line-break/>https://www.geeksforgeeks.org/detect-loop-in-a-linked-list/<text:line-break/></text:span><text:soft-page-break/><text:span text:style-name="T9"><text:line-break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8:17:27.117233351</meta:creation-date>
    <dc:date>2020-04-16T22:54:33.753275252</dc:date>
    <meta:editing-duration>PT5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137" meta:character-count="1310" meta:non-whitespace-character-count="1183"/>
  </office:meta>
</office:document-meta>
</file>